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Standard">
      <style:text-properties officeooo:paragraph-rsid="002e65bb"/>
    </style:style>
    <style:style style:name="P19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officeooo:rsid="002e65b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P7"><draw:frame draw:style-name="fr1" draw:name="image: asimage(o.qrcode)" text:anchor-type="paragraph" svg:x="1.363cm" svg:y="0.201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9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perf_enabled and o.perf_start and o.perf_end&quot;&gt;">IF perf</text:text-input></text:p>
            <text:p text:style-name="Standard">Leistungszeitraum: <text:text-input text:description="&lt;formatLang(o.perf_start,date=True)&gt;">perf_start</text:text-input> - <text:text-input text:description="&lt;formatLang(o.perf_end,date=True)&gt;">perf_end</text:text-input></text:p>
            <text:p text:style-name="Standard"><text:text-input text:description="&lt;/if&gt;">END IF</text:text-input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2-13T23:48:02.430877095</dc:date>
    <meta:editing-duration>P5DT5H39M32S</meta:editing-duration>
    <meta:editing-cycles>590</meta:editing-cycles>
    <meta:document-statistic meta:table-count="9" meta:image-count="0" meta:object-count="0" meta:page-count="2" meta:paragraph-count="68" meta:word-count="245" meta:character-count="747" meta:non-whitespace-character-count="695"/>
  </office:meta>
</office:document-meta>
</file>